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6.501cm" fo:margin-left="0cm" fo:margin-right="0.499cm" table:align="margins"/>
    </style:style>
    <style:style style:name="Tableau7.A" style:family="table-column">
      <style:table-column-properties style:column-width="8.5cm" style:rel-column-width="33758*"/>
    </style:style>
    <style:style style:name="Tableau7.B" style:family="table-column">
      <style:table-column-properties style:column-width="8.001cm" style:rel-column-width="31777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504cm" style:rel-column-width="28923*"/>
    </style:style>
    <style:style style:name="Tableau1.B" style:family="table-column">
      <style:table-column-properties style:column-width="0.889cm" style:rel-column-width="3425*"/>
    </style:style>
    <style:style style:name="Tableau1.C" style:family="table-column">
      <style:table-column-properties style:column-width="2.212cm" style:rel-column-width="8530*"/>
    </style:style>
    <style:style style:name="Tableau1.D" style:family="table-column">
      <style:table-column-properties style:column-width="2.282cm" style:rel-column-width="8802*"/>
    </style:style>
    <style:style style:name="Tableau1.E" style:family="table-column">
      <style:table-column-properties style:column-width="1.279cm" style:rel-column-width="4928*"/>
    </style:style>
    <style:style style:name="Tableau1.F" style:family="table-column">
      <style:table-column-properties style:column-width="2.835cm" style:rel-column-width="10927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D3" style:family="table-cell">
      <style:table-cell-properties fo:padding="0cm" fo:border="none" style:writing-mode="page"/>
    </style:style>
    <style:style style:name="Tableau1.F3" style:family="table-cell">
      <style:table-cell-properties fo:padding="0cm" fo:border="none" style:writing-mode="page"/>
    </style:style>
    <style:style style:name="Tableau1.4" style:family="table-row">
      <style:table-row-properties style:min-row-height="0.397cm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D4" style:family="table-cell">
      <style:table-cell-properties fo:padding="0cm" fo:border="none" style:writing-mode="page"/>
    </style:style>
    <style:style style:name="Tableau1.F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cm" fo:border="none" style:writing-mode="page"/>
    </style:style>
    <style:style style:name="Tableau1.F5" style:family="table-cell">
      <style:table-cell-properties fo:padding="0cm" fo:border="none" style:writing-mode="page"/>
    </style:style>
    <style:style style:name="Tableau1.6" style:family="table-row">
      <style:table-row-properties style:min-row-height="0.42cm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D6" style:family="table-cell">
      <style:table-cell-properties fo:padding="0cm" fo:border="none" style:writing-mode="page"/>
    </style:style>
    <style:style style:name="Tableau1.F6" style:family="table-cell">
      <style:table-cell-properties fo:padding="0cm" fo:border="none" style:writing-mode="page"/>
    </style:style>
    <style:style style:name="Tableau2" style:family="table">
      <style:table-properties style:width="6.482cm" fo:margin-left="10.634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381cm"/>
    </style:style>
    <style:style style:name="Tableau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5.997cm" table:align="left"/>
    </style:style>
    <style:style style:name="Tableau3.A" style:family="table-column">
      <style:table-column-properties style:column-width="5.997cm"/>
    </style:style>
    <style:style style:name="Tableau3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0.06pt solid #000000" fo:border-bottom="none"/>
      <style:text-properties style:font-name="Liberation Serif" fo:font-size="8pt" fo:font-style="normal" fo:font-weight="normal" officeooo:rsid="0021938f" officeooo:paragraph-rsid="01349b64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fo:font-style="normal" fo:font-weight="normal" officeooo:rsid="0021938f" officeooo:paragraph-rsid="01349b64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line-height="115%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rsid="00ef8948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rsid="00ef8948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line-height="115%"/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line-height="115%"/>
      <style:text-properties style:font-name="Liberation Mono" fo:font-size="10pt" fo:font-style="normal" fo:font-weight="normal" officeooo:rsid="00ef8948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line-height="115%" fo:text-align="end" style:justify-single-word="false"/>
      <style:text-properties style:font-name="Liberation Mono" fo:font-size="22pt" fo:font-style="normal" fo:font-weight="bold" officeooo:rsid="00ef8948" officeooo:paragraph-rsid="00ef8948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paragraph-properties fo:line-height="115%"/>
      <style:text-properties style:font-name="Liberation Mono" fo:font-size="10pt" fo:font-style="normal" fo:font-weight="normal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15%"/>
      <style:text-properties style:font-name="Liberation Mono" fo:font-size="10pt" fo:font-style="normal" fo:font-weight="normal" officeooo:paragraph-rsid="001baeed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f255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Liberation Mono" fo:font-size="10pt" fo:font-style="normal" fo:font-weight="normal" officeooo:paragraph-rsid="0120a95b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15%"/>
      <style:text-properties style:font-name="Liberation Mono" fo:font-size="10pt" fo:font-style="normal" fo:font-weight="normal" officeooo:paragraph-rsid="012ab219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/>
      <style:text-properties style:font-name="Liberation Mono" fo:font-size="10pt" fo:font-style="normal" fo:font-weight="normal" officeooo:paragraph-rsid="012b8194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15%"/>
      <style:text-properties style:font-name="Liberation Mono" fo:font-size="10pt" fo:font-style="normal" fo:font-weight="normal" officeooo:paragraph-rsid="012f1937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fd30da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Mono" fo:font-size="10pt" fo:font-style="normal" fo:font-weight="normal" officeooo:rsid="0021938f" officeooo:paragraph-rsid="00f59c88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15%"/>
      <style:text-properties style:font-name="Liberation Mono" fo:font-size="10pt" fo:font-style="normal" fo:font-weight="normal" officeooo:rsid="01143ca8" officeooo:paragraph-rsid="01143ca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15%"/>
      <style:text-properties style:font-name="Liberation Mono" fo:font-size="10pt" fo:font-style="normal" fo:font-weight="normal" officeooo:rsid="00423fc1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line-height="115%" fo:text-align="end" style:justify-single-word="false"/>
      <style:text-properties style:font-name="Liberation Mono" fo:font-size="10pt" fo:font-style="normal" fo:font-weight="normal" officeooo:rsid="00d7aa74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line-height="115%"/>
      <style:text-properties style:font-name="Liberation Mono" fo:font-size="10pt" fo:font-style="normal" fo:font-weight="bold" officeooo:rsid="0021938f" officeooo:paragraph-rsid="010c85ac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line-height="115%"/>
      <style:text-properties style:font-name="Liberation Mono" fo:font-size="8pt" fo:font-style="normal" fo:font-weight="normal" officeooo:paragraph-rsid="00d7aa74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paragraph-properties fo:line-height="115%"/>
      <style:text-properties style:font-name="Liberation Mono" fo:font-size="8pt" fo:font-style="normal" fo:font-weight="normal" officeooo:rsid="0021938f" officeooo:paragraph-rsid="0119383a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line-height="115%"/>
      <style:text-properties style:font-name="Liberation Mono" fo:font-size="12pt" fo:font-style="normal" fo:font-weight="bold" officeooo:paragraph-rsid="011b8a92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5.08cm" fo:line-height="115%" fo:text-indent="0cm" style:auto-text-indent="false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34" style:family="paragraph">
      <style:paragraph-properties fo:text-align="center"/>
    </style:style>
    <style:style style:name="T1" style:family="text">
      <style:text-properties officeooo:rsid="0100e41b"/>
    </style:style>
    <style:style style:name="T2" style:family="text">
      <style:text-properties officeooo:rsid="01349b64"/>
    </style:style>
    <style:style style:name="T3" style:family="text">
      <style:text-properties officeooo:rsid="00f59c88"/>
    </style:style>
    <style:style style:name="T4" style:family="text">
      <style:text-properties officeooo:rsid="0115a7c0"/>
    </style:style>
    <style:style style:name="T5" style:family="text">
      <style:text-properties officeooo:rsid="011c3bad"/>
    </style:style>
    <style:style style:name="T6" style:family="text">
      <style:text-properties officeooo:rsid="012b819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EXPEDITOR_ADDRESS_FULL_INLINE_FOOT"/>
        <text:variable-decl office:value-type="string" text:name="EXPEDITOR_CITY_FOOT"/>
        <text:variable-decl office:value-type="string" text:name="EXPEDITOR_COUNTRY_FOOT"/>
        <text:variable-decl office:value-type="string" text:name="EXPEDITOR_EMAIL_FOOT"/>
        <text:variable-decl office:value-type="string" text:name="EXPEDITOR_NAME_FOOT"/>
        <text:variable-decl office:value-type="string" text:name="EXPEDITOR_PHONE_FOOT"/>
        <text:variable-decl office:value-type="string" text:name="EXPEDITOR_ZIPCODE_FOOT"/>
        <text:variable-decl office:value-type="string" text:name="DESCRIPTIONS"/>
        <text:variable-decl office:value-type="string" text:name="QUANTITES"/>
        <text:variable-decl office:value-type="currency" office:currency="EUR" text:name="TOTAL_TTC"/>
        <text:variable-decl office:value-type="currency" office:currency="EUR" text:name="TOTAL_HT"/>
        <text:variable-decl office:value-type="currency" office:currency="EUR" text:name="TOTAL_TVA"/>
        <text:variable-decl office:value-type="string" text:name="ARTICLES_PU"/>
        <text:variable-decl office:value-type="string" text:name="ARTICLES_HT"/>
        <text:variable-decl office:value-type="string" text:name="ARTICLES_TVA"/>
        <text:variable-decl office:value-type="string" text:name="ARTICLES_TTC"/>
        <text:variable-decl office:value-type="string" text:name="LIST_TVA"/>
        <text:variable-decl office:value-type="string" text:name="LIST_HT"/>
        <text:variable-decl office:value-type="string" text:name="LIST_TTC"/>
        <text:variable-decl office:value-type="string" text:name="PAIEMENT_INSCRIPTION"/>
        <text:variable-decl office:value-type="string" text:name="TEST"/>
        <text:variable-decl office:value-type="string" text:name="LEVEL"/>
        <text:variable-decl office:value-type="date" text:name="SESSION_START_DATE"/>
        <text:variable-decl office:value-type="date" text:name="DATE_FACTURE"/>
        <text:variable-decl office:value-type="string" text:name="EXPEDITOR_NAME"/>
        <text:variable-decl office:value-type="string" text:name="EXPEDITOR_ADDRESS_FULL"/>
        <text:variable-decl office:value-type="string" text:name="EXPEDITOR_ZIPCODE"/>
        <text:variable-decl office:value-type="string" text:name="EXPEDITOR_CITY"/>
        <text:variable-decl office:value-type="string" text:name="EXPEDITOR_PHONE"/>
        <text:variable-decl office:value-type="string" text:name="EXPEDITOR_EMAIL"/>
        <text:variable-decl office:value-type="string" text:name="EXPEDITOR_COUNTRY"/>
        <text:variable-decl office:value-type="string" text:name="RECEIVER_NAME"/>
        <text:variable-decl office:value-type="string" text:name="RECEIVER_GENDER"/>
        <text:variable-decl office:value-type="string" text:name="RECEIVER_FIRSTNAME"/>
        <text:variable-decl office:value-type="string" text:name="RECEIVER_LASTNAME"/>
        <text:variable-decl office:value-type="string" text:name="RECEIVER_ZIPCODE"/>
        <text:variable-decl office:value-type="string" text:name="RECEIVER_CITY"/>
        <text:variable-decl office:value-type="string" text:name="RECEIVER_COUNTRY"/>
        <text:variable-decl office:value-type="string" text:name="RECEIVER_ADDRESS_FULL"/>
        <text:variable-decl office:value-type="string" text:name="NUM_INVOICE"/>
        <text:variable-decl office:value-type="string" text:name="REFERENC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123133253088">
          <table:table-cell table:style-name="Tableau7.A1" office:value-type="string">
            <text:p text:style-name="P32"><text:variable-set text:name="EXPEDITOR_NAME" office:value-type="string">EXPEDITOR_NAME</text:variable-set></text:p>
            <text:p text:style-name="P20"><text:variable-set text:name="EXPEDITOR_ADDRESS_FULL" office:value-type="string">EXPEDITOR_ADDRESS_FULL</text:variable-set></text:p>
            <text:p text:style-name="P21"><text:variable-set text:name="EXPEDITOR_ZIPCODE" office:value-type="string">EXPEDITOR_ZIPCODE</text:variable-set><text:s/><text:variable-set text:name="EXPEDITOR_CITY" office:value-type="string">EXPEDITOR_CITY</text:variable-set></text:p>
            <text:p text:style-name="P16"><text:variable-set text:name="EXPEDITOR_COUNTRY" office:value-type="string">EXPEDITOR_COUNTRY</text:variable-set></text:p>
            <text:p text:style-name="P16"/>
            <text:p text:style-name="P30"><text:span text:style-name="T6">Tél: </text:span><text:variable-set text:name="EXPEDITOR_PHONE" office:value-type="string">EXPEDITOR_PHONE</text:variable-set></text:p>
            <text:p text:style-name="P30"><text:span text:style-name="T6">Mail: </text:span><text:variable-set text:name="EXPEDITOR_EMAIL" office:value-type="string">EXPEDITOR_EMAIL</text:variable-set></text:p>
            <text:p text:style-name="P14"/>
          </table:table-cell>
          <table:table-cell table:style-name="Tableau7.A1" office:value-type="string">
            <text:p text:style-name="P13">Facture</text:p>
          </table:table-cell>
        </table:table-row>
        <table:table-row table:style-name="TableLine94123132249088">
          <table:table-cell table:style-name="Tableau7.A1" office:value-type="string">
            <text:p text:style-name="P11"/>
          </table:table-cell>
          <table:table-cell table:style-name="Tableau7.A1" office:value-type="string">
            <text:p text:style-name="P19"><text:variable-set text:name="RECEIVER_GENDER" office:value-type="string">RECEIVER_GENDER</text:variable-set><text:s/><text:variable-set text:name="RECEIVER_FIRSTNAME" office:value-type="string">RECEIVER_FIRSTNAME</text:variable-set><text:s/><text:variable-set text:name="RECEIVER_LASTNAME" office:value-type="string">RECEIVER_LASTNAME</text:variable-set></text:p>
            <text:p text:style-name="P18"><text:variable-set text:name="RECEIVER_NAME" office:value-type="string">RECEIVER_NAME</text:variable-set></text:p>
            <text:p text:style-name="P17"><text:variable-set text:name="RECEIVER_ADDRESS_FULL" office:value-type="string">RECEIVER_ADDRESS_FULL</text:variable-set></text:p>
            <text:p text:style-name="P17"><text:variable-set text:name="RECEIVER_ZIPCODE" office:value-type="string">RECEIVER_ZIPCODE</text:variable-set><text:s/><text:variable-set text:name="RECEIVER_CITY" office:value-type="string">RECEIVER_CITY</text:variable-set></text:p>
            <text:p text:style-name="P17"><text:variable-set text:name="RECEIVER_COUNTRY" office:value-type="string">RECEIVER_COUNTRY</text:variable-set></text:p>
            <text:p text:style-name="P17"/>
            <text:p text:style-name="P17"/>
            <text:p text:style-name="P17"/>
            <text:p text:style-name="P17"/>
            <text:p text:style-name="P28">Laon, le <text:variable-set text:name="DATE_FACTURE" text:formula="ooow:DATE_FACTURE" office:value-type="date" office:date-value="1899-12-30" style:data-style-name="N20076">30 décembre 1899</text:variable-set></text:p>
          </table:table-cell>
        </table:table-row>
      </table:table>
      <text:p text:style-name="P15"/>
      <text:p text:style-name="P15"/>
      <text:p text:style-name="P27">Référence <text:span text:style-name="T4">client : </text:span><text:span text:style-name="T4"><text:variable-set text:name="REFERENCE" office:value-type="string">REFERENCE</text:variable-set></text:span></text:p>
      <text:p text:style-name="P27"><text:span text:style-name="T5">Numéro de facture</text:span> : <text:variable-set text:name="NUM_INVOICE" office:value-type="string">NUM_INVOICE</text:variable-set></text:p>
      <text:p text:style-name="P22"/>
      <text:p text:style-name="P23">Moyen de paiement choisi : <text:variable-set text:name="PAIEMENT_INSCRIPTION" office:value-type="string">PAIEMENT_INSCRIPTION</text:variable-set></text:p>
      <text:p text:style-name="P23"/>
      <text:p text:style-name="P22"/>
      <text:p text:style-name="P26">Session du <text:variable-set text:name="SESSION_START_DATE" text:formula="ooow:0" office:value-type="date" office:date-value="1899-12-30" style:data-style-name="N20076">30 décembre 1899</text:variable-set><text:s/>pour <text:variable-set text:name="TEST" office:value-type="string">TEST</text:variable-set><text:s/><text:variable-set text:name="LEVEL" office:value-type="string">LEVEL</text:variable-set>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123133309312">
          <table:table-cell table:style-name="Tableau1.A1" office:value-type="string">
            <text:p text:style-name="P12">Description</text:p>
          </table:table-cell>
          <table:table-cell table:style-name="Tableau1.A1" office:value-type="string">
            <text:p text:style-name="P12">Qté</text:p>
          </table:table-cell>
          <table:table-cell table:style-name="Tableau1.A1" office:value-type="string">
            <text:p text:style-name="P12">PU</text:p>
          </table:table-cell>
          <table:table-cell table:style-name="Tableau1.A1" office:value-type="string">
            <text:p text:style-name="P12">HT</text:p>
          </table:table-cell>
          <table:table-cell table:style-name="Tableau1.A1" office:value-type="string">
            <text:p text:style-name="P12">TVA %</text:p>
          </table:table-cell>
          <table:table-cell table:style-name="Tableau1.F1" office:value-type="string">
            <text:p text:style-name="P12">TTC</text:p>
          </table:table-cell>
        </table:table-row>
        <table:table-row table:style-name="TableLine94123133450768">
          <table:table-cell table:style-name="Tableau1.A2" office:value-type="string">
            <text:p text:style-name="P4"><text:variable-set text:name="DESCRIPTIONS" office:value-type="string">DESCRIPTIONS</text:variable-set></text:p>
          </table:table-cell>
          <table:table-cell table:style-name="Tableau1.B2" office:value-type="string">
            <text:p text:style-name="P5"><text:variable-set text:name="QUANTITES" office:value-type="string">QUANTITES</text:variable-set></text:p>
          </table:table-cell>
          <table:table-cell table:style-name="Tableau1.C2" office:value-type="string">
            <text:p text:style-name="P6"><text:variable-set text:name="ARTICLES_PU" office:value-type="string">ARTICLES_PU</text:variable-set></text:p>
          </table:table-cell>
          <table:table-cell table:style-name="Tableau1.D2" office:value-type="string">
            <text:p text:style-name="P6"><text:variable-set text:name="ARTICLES_HT" office:value-type="string">ARTICLES_HT</text:variable-set></text:p>
          </table:table-cell>
          <table:table-cell table:style-name="Tableau1.E2" office:value-type="string">
            <text:p text:style-name="P6"><text:variable-set text:name="ARTICLES_TVA" office:value-type="string">ARTICLES_TVA</text:variable-set></text:p>
          </table:table-cell>
          <table:table-cell table:style-name="Tableau1.F2" office:value-type="string">
            <text:p text:style-name="P6"><text:variable-set text:name="ARTICLES_TTC" office:value-type="string">ARTICLES_TTC</text:variable-set></text:p>
          </table:table-cell>
        </table:table-row>
        <table:table-row table:style-name="TableLine94123133454288">
          <table:table-cell table:style-name="Tableau1.A5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table:number-columns-spanned="2" office:value-type="string">
            <text:p text:style-name="P7"/>
          </table:table-cell>
          <table:covered-table-cell/>
          <table:table-cell table:style-name="Tableau1.F3" office:value-type="string">
            <text:p text:style-name="P4"/>
          </table:table-cell>
        </table:table-row>
        <table:table-row table:style-name="Tableau1.4">
          <table:table-cell table:style-name="Tableau1.A5" office:value-type="string">
            <text:p text:style-name="P4"/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  <table:table-cell table:style-name="Tableau1.D4" table:number-columns-spanned="2" office:value-type="string">
            <text:p text:style-name="P9">TOTAL HT: </text:p>
          </table:table-cell>
          <table:covered-table-cell/>
          <table:table-cell table:style-name="Tableau1.F4" office:value-type="string">
            <text:p text:style-name="P6"><text:variable-set text:name="TOTAL_HT" text:formula="ooow:TOTAL_HT" office:value-type="currency" office:currency="EUR" office:value="0" style:data-style-name="N10123">0.00 €</text:variable-set></text:p>
          </table:table-cell>
        </table:table-row>
        <table:table-row table:style-name="Tableau1.4">
          <table:table-cell table:style-name="Tableau1.A5" office:value-type="string">
            <text:p text:style-name="P4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D5" table:number-columns-spanned="2" office:value-type="string">
            <text:p text:style-name="P9">TOTAL TVA: </text:p>
          </table:table-cell>
          <table:covered-table-cell/>
          <table:table-cell table:style-name="Tableau1.F5" office:value-type="string">
            <text:p text:style-name="P6"><text:variable-set text:name="TOTAL_TVA" text:formula="ooow:TOTAL_TVA" office:value-type="currency" office:currency="EUR" office:value="0" style:data-style-name="N10124">0.00 €</text:variable-set></text:p>
          </table:table-cell>
        </table:table-row>
        <table:table-row table:style-name="Tableau1.6">
          <table:table-cell table:style-name="Tableau1.A6" office:value-type="string">
            <text:p text:style-name="P4"/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4"/>
          </table:table-cell>
          <table:table-cell table:style-name="Tableau1.D6" table:number-columns-spanned="2" office:value-type="string">
            <text:p text:style-name="P9">TOTAL TTC: </text:p>
          </table:table-cell>
          <table:covered-table-cell/>
          <table:table-cell table:style-name="Tableau1.F6" office:value-type="string">
            <text:p text:style-name="P6"><text:variable-set text:name="TOTAL_TTC" text:formula="ooow:TOTAL_TTC" office:value-type="currency" office:currency="EUR" office:value="0" style:data-style-name="N10124">0.00 €</text:variable-set></text:p>
          </table:table-cell>
        </table:table-row>
      </table:table>
      <text:p text:style-name="P22"/>
      <text:p text:style-name="P2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123133468400">
          <table:table-cell table:style-name="Tableau2.A1" office:value-type="string">
            <text:p text:style-name="P10">TVA %</text:p>
          </table:table-cell>
          <table:table-cell table:style-name="Tableau2.A1" office:value-type="string">
            <text:p text:style-name="P10"><text:span text:style-name="T3">Montant</text:span> HT</text:p>
          </table:table-cell>
          <table:table-cell table:style-name="Tableau2.C1" office:value-type="string">
            <text:p text:style-name="P10"><text:span text:style-name="T3">Montant</text:span> TTC</text:p>
          </table:table-cell>
        </table:table-row>
        <table:table-row table:style-name="TableLine94123133478816">
          <table:table-cell table:style-name="Tableau2.A2" office:value-type="string">
            <text:p text:style-name="P8"><text:variable-set text:name="LIST_TVA" office:value-type="string">LIST_TVA</text:variable-set></text:p>
          </table:table-cell>
          <table:table-cell table:style-name="Tableau2.B2" office:value-type="string">
            <text:p text:style-name="P8"><text:variable-set text:name="LIST_HT" office:value-type="string">LIST_HT</text:variable-set></text:p>
          </table:table-cell>
          <table:table-cell table:style-name="Tableau2.C2" office:value-type="string">
            <text:p text:style-name="P8"><text:variable-set text:name="LIST_TTC" office:value-type="string">LIST_TTC</text:variable-set></text:p>
          </table:table-cell>
        </table:table-row>
      </table:table>
      <text:p text:style-name="P24"/>
      <text:p text:style-name="P24"/>
      <text:section text:style-name="Sect1" text:name="Section1">
        <text:p text:style-name="P29">Informations de paiement</text:p>
        <text:p text:style-name="P25"><draw:line text:anchor-type="paragraph" draw:z-index="0" draw:name="Shape1" draw:style-name="gr1" draw:text-style-name="P34" svg:x1="-0.005cm" svg:y1="0.183cm" svg:x2="10.143cm" svg:y2="0.183cm"><text:p/></draw:line></text:p>
        <text:p text:style-name="P33"/>
        <text:p text:style-name="P25">Vous pouvez nous payer par chèque en envoyant votre règlement à l’adresse suivante :</text:p>
        <text:p text:style-name="P25"/>
        <table:table table:name="Tableau3" table:style-name="Tableau3">
          <table:table-column table:style-name="Tableau3.A"/>
          <table:table-row table:style-name="TableLine94123133636128">
            <table:table-cell table:style-name="Tableau3.A1" office:value-type="string">
              <text:p text:style-name="P31"><text:variable-set text:name="EXPEDITOR_NAME" office:value-type="string">EXPEDITOR_NAME</text:variable-set></text:p>
              <text:p text:style-name="P31"><text:variable-set text:name="EXPEDITOR_ADDRESS_FULL" office:value-type="string">EXPEDITOR_ADDRESS_FULL</text:variable-set></text:p>
              <text:p text:style-name="P31"><text:variable-set text:name="EXPEDITOR_CITY" office:value-type="string">EXPEDITOR_CITY</text:variable-set><text:s/><text:variable-set text:name="EXPEDITOR_ZIPCODE" office:value-type="string">EXPEDITOR_ZIPCODE</text:variable-set><text:s/></text:p>
              <text:p text:style-name="P31"><text:variable-set text:name="EXPEDITOR_COUNTRY" office:value-type="string">EXPEDITOR_COUNTRY</text:variable-set></text:p>
            </table:table-cell>
          </table:table-row>
        </table:table>
        <text:p text:style-name="P2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0.06pt solid #000000" fo:border-bottom="none"/>
      <style:text-properties style:font-name="Liberation Serif" fo:font-size="8pt" fo:font-style="normal" fo:font-weight="normal" officeooo:rsid="0021938f" officeooo:paragraph-rsid="01349b64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fo:font-style="normal" fo:font-weight="normal" officeooo:rsid="0021938f" officeooo:paragraph-rsid="01349b64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100e41b"/>
    </style:style>
    <style:style style:name="MT2" style:family="text">
      <style:text-properties officeooo:rsid="01349b64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EXPEDITOR_ADDRESS_FULL_INLINE_FOOT"/>
          <text:variable-decl office:value-type="string" text:name="EXPEDITOR_CITY_FOOT"/>
          <text:variable-decl office:value-type="string" text:name="EXPEDITOR_COUNTRY_FOOT"/>
          <text:variable-decl office:value-type="string" text:name="EXPEDITOR_EMAIL_FOOT"/>
          <text:variable-decl office:value-type="string" text:name="EXPEDITOR_NAME_FOOT"/>
          <text:variable-decl office:value-type="string" text:name="EXPEDITOR_PHONE_FOOT"/>
          <text:variable-decl office:value-type="string" text:name="EXPEDITOR_ZIPCODE_FOOT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EXPEDITOR_NAME_FOOT" office:value-type="string">EXPEDITOR_NAME_FOOT</text:variable-set><text:s/><text:variable-set text:name="EXPEDITOR_ADDRESS_FULL_INLINE_FOOT" office:value-type="string">EXPEDITOR_ADDRESS_FULL_INLINE_FOOT</text:variable-set><text:s/></text:p>
        <text:p text:style-name="MP3"><text:variable-set text:name="EXPEDITOR_ZIPCODE_FOOT" office:value-type="string">EXPEDITOR_ZIPCODE_FOOT</text:variable-set><text:s/><text:variable-set text:name="EXPEDITOR_CITY_FOOT" office:value-type="string">EXPEDITOR_CITY_FOOT</text:variable-set><text:s/><text:variable-set text:name="EXPEDITOR_COUNTRY_FOOT" office:value-type="string">EXPEDITOR_COUNTRY_FOOT</text:variable-set><text:s/></text:p>
        <text:p text:style-name="MP3"><text:span text:style-name="MT2">Email: </text:span><text:variable-set text:name="EXPEDITOR_EMAIL_FOOT" office:value-type="string">EXPEDITOR_EMAIL_FOOT</text:variable-set><text:s/><text:span text:style-name="MT2">| Phone: </text:span><text:variable-set text:name="EXPEDITOR_PHONE_FOOT" office:value-type="string">EXPEDITOR_PHONE_FOOT</text:variable-set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9-09T09:24:30.485021875</dc:date>
    <meta:editing-duration>PT12H12M29S</meta:editing-duration>
    <meta:editing-cycles>231</meta:editing-cycles>
    <meta:generator>LibreOffice/6.4.7.2$Linux_X86_64 LibreOffice_project/40$Build-2</meta:generator>
    <meta:document-statistic meta:table-count="4" meta:image-count="0" meta:object-count="0" meta:page-count="1" meta:paragraph-count="51" meta:word-count="116" meta:character-count="1016" meta:non-whitespace-character-count="944"/>
  </office:meta>
</office:document-meta>
</file>